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cm" fo:border="none" style:writing-mode="page"/>
    </style:style>
    <style:style style:name="Tabelle1.11" style:family="table-row">
      <style:table-row-properties style:min-row-height="0.402cm"/>
    </style:style>
    <style:style style:name="P1" style:family="paragraph" style:parent-style-name="Standard">
      <style:text-properties officeooo:paragraph-rsid="000cd0b8"/>
    </style:style>
    <style:style style:name="P2" style:family="paragraph" style:parent-style-name="Table_20_Contents">
      <style:text-properties officeooo:rsid="0016ae26" officeooo:paragraph-rsid="0016ae26"/>
    </style:style>
    <style:style style:name="T1" style:family="text">
      <style:text-properties officeooo:rsid="000cd0b8"/>
    </style:style>
    <style:style style:name="T2" style:family="text">
      <style:text-properties officeooo:rsid="001796aa"/>
    </style:style>
    <style:style style:name="T3" style:family="text">
      <style:text-properties officeooo:rsid="000f1c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Table_20_Heading"><text:span text:style-name="T3">Settings t</text:span>o be checked</text:p>
            </table:table-cell>
            <table:table-cell table:style-name="Tabelle1.A1" office:value-type="string">
              <text:p text:style-name="Table_20_Heading">Target</text:p>
            </table:table-cell>
            <table:table-cell table:style-name="Tabelle1.A1" office:value-type="string">
              <text:p text:style-name="Table_20_Heading">Actual</text:p>
            </table:table-cell>
          </table:table-row>
        </table:table-header-rows>
        <table:table-row>
          <table:table-cell table:style-name="Tabelle1.A1" office:value-type="string">
            <text:p text:style-name="Table_20_Contents">Planning the installation</text:p>
          </table:table-cell>
          <table:table-cell table:style-name="Tabelle1.A1" office:value-type="string">
            <text:p text:style-name="Table_20_Contents">Is there a guide for installing new domain controllers?</text:p>
            <text:p text:style-name="Table_20_Contents"/>
            <text:p text:style-name="Table_20_Contents">The guide should include the following points:</text:p>
            <text:p text:style-name="Table_20_Contents"/>
            <text:p text:style-name="Table_20_Contents">Selection of the operating system</text:p>
            <text:p text:style-name="Table_20_Contents"/>
            <text:p text:style-name="Table_20_Contents">Size of the RAM</text:p>
            <text:p text:style-name="Table_20_Contents"/>
            <text:p text:style-name="Table_20_Contents">Size of the hard disk (partitions)</text:p>
            <text:p text:style-name="Table_20_Contents"/>
            <text:p text:style-name="Table_20_Contents">Number of CPUs</text:p>
            <text:p text:style-name="Table_20_Contents"/>
            <text:p text:style-name="Table_20_Contents">Connection to the monitoring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partitioning of the systems</text:p>
          </table:table-cell>
          <table:table-cell table:style-name="Tabelle1.A1" office:value-type="string">
            <text:p text:style-name="Table_20_Contents">The directories /var /usr /home /boot should be installed on their own partitions. The partitions /usr and /boot should be mounted read-only. These partitions should only be writable during the system update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Install services and packages after the basic installation.</text:p>
          </table:table-cell>
          <table:table-cell table:style-name="Tabelle1.A1" office:value-type="string">
            <text:p text:style-name="Table_20_Contents">Which additional packages and services were installed on the domain controllers? Samba does not need to be considered here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Who has access to the log files? Is there a central log host to store all log files centrally</text:p>
          </table:table-cell>
          <table:table-cell table:style-name="Tabelle1.A1" office:value-type="string">
            <text:p text:style-name="Table_20_Contents"><text:span text:style-name="T1">Lo</text:span>g files from all domain controllers should be stored on a central log host so that the log can still be accessed in the event of a security incident. This way, an attacker does not have the option of manipulating log files.</text:p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Updates</text:p>
          </table:table-cell>
          <table:table-cell table:style-name="Tabelle1.A1" office:value-type="string">
            <text:p text:style-name="Table_20_Contents">There should be instructions on how and when to update the server. It should also be documented who is responsible for the updates. The update history should be logged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Network configuration</text:p>
          </table:table-cell>
          <table:table-cell table:style-name="Tabelle1.A1" office:value-type="string">
            <text:p text:style-name="Table_20_Contents">If IPv6 is not needed, it should be disabled system-wide. Only the required network interfaces should be configured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Local packet filters</text:p>
          </table:table-cell>
          <table:table-cell table:style-name="Tabelle1.A1" office:value-type="string">
            <text:p text:style-name="Table_20_Contents">Since a domain controller requires a large number of ports, a local packet filter on domain controllers is difficult to implement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Connection to the monitoring</text:p>
          </table:table-cell>
          <table:table-cell table:style-name="Tabelle1.A1" office:value-type="string">
            <text:p text:style-name="Table_20_Contents">All domain controllers should be <text:soft-page-break/>monitored. Important points:</text:p>
            <text:p text:style-name="Table_20_Contents">- CPU utilization</text:p>
            <text:p text:style-name="Table_20_Contents">- memory utilization</text:p>
            <text:p text:style-name="Table_20_Contents">- utilization of the partitio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>Security check of the operating system</text:p>
          </table:table-cell>
          <table:table-cell table:style-name="Tabelle1.A1" office:value-type="string">
            <text:p text:style-name="Table_20_Contents">The system should be regularly checked for unauthorized logins. The installed packages should be regularly checked against a CVE database such as:</text:p>
            <text:p text:style-name="P2"><text:a xlink:type="simple" xlink:href="https://www.cvedetails.com/" text:style-name="Internet_20_link" text:visited-style-name="Visited_20_Internet_20_Link">https://www.cvedetails.com/</text:a> should be carried out regularly. Especially if the system update is carried out from local update servers.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1">
          <table:table-cell table:style-name="Tabelle1.A1" office:value-type="string">
            <text:p text:style-name="Table_20_Contents">Use of <text:span text:style-name="T2">HIDS (Host based Intrusion Detection</text:span></text:p>
          </table:table-cell>
          <table:table-cell table:style-name="Tabelle1.A1" office:value-type="string">
            <text:p text:style-name="Table_20_Contents">In order to detect attacks on a local system as quickly as possible, systems such as:</text:p>
            <text:p text:style-name="Table_20_Contents">- tripwire</text:p>
            <text:p text:style-name="Table_20_Contents">- chrootkit</text:p>
            <text:p text:style-name="Table_20_Contents">should be used.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1">
          <table:table-cell table:style-name="Tabelle1.A1" office:value-type="string">
            <text:p text:style-name="Table_20_Contents">Operating manual</text:p>
          </table:table-cell>
          <table:table-cell table:style-name="Tabelle1.A1" office:value-type="string">
            <text:p text:style-name="Table_20_Contents">There should be an operating manual in which all changes and the installation of all packages are documented. The manual should also define the lifespan of the servers so that a new installation or a system update can take place at an early stage.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11">
          <table:table-cell table:style-name="Tabelle1.A1" office:value-type="string">
            <text:p text:style-name="P1">Access control</text:p>
          </table:table-cell>
          <table:table-cell table:style-name="Tabelle1.A1" office:value-type="string">
            <text:p text:style-name="Table_20_Contents">All access should be documented in the log, especially access by external employees. Access as “root” should be specially monitored and restricted.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9:13:30.450656397</meta:creation-date>
    <dc:date>2024-10-31T12:00:10.621256739</dc:date>
    <meta:editing-duration>PT9M2S</meta:editing-duration>
    <meta:editing-cycles>2</meta:editing-cycles>
    <meta:generator>LibreOffice/24.2.6.2$Linux_X86_64 LibreOffice_project/420$Build-2</meta:generator>
    <meta:document-statistic meta:table-count="1" meta:image-count="0" meta:object-count="0" meta:page-count="2" meta:paragraph-count="40" meta:word-count="414" meta:character-count="2544" meta:non-whitespace-character-count="2170"/>
  </office:meta>
</office:document-meta>
</file>